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KacstBook" svg:font-family="KacstBook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'Roboto Mono', 'Courier New', Courier, monospace, Inter, sans-serif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rsid="000813f0" officeooo:paragraph-rsid="000813f0"/>
    </style:style>
    <style:style style:name="P2" style:family="paragraph" style:parent-style-name="Text_20_body" style:list-style-name="L9"/>
    <style:style style:name="P3" style:family="paragraph" style:parent-style-name="Text_20_body">
      <style:text-properties style:font-name="KacstBook"/>
    </style:style>
    <style:style style:name="P4" style:family="paragraph" style:parent-style-name="Text_20_body" style:list-style-name="L9">
      <style:text-properties style:font-name="KacstBook"/>
    </style:style>
    <style:style style:name="P5" style:family="paragraph" style:parent-style-name="Text_20_body">
      <style:paragraph-properties fo:text-align="center" style:justify-single-word="false"/>
      <style:text-properties style:font-name="KacstBook" fo:font-size="18pt" fo:font-weight="bold" style:font-size-asian="18pt" style:font-weight-asian="bold" style:font-size-complex="18pt" style:font-weight-complex="bold"/>
    </style:style>
    <style:style style:name="T1" style:family="text">
      <style:text-properties officeooo:rsid="000813f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a02ed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a02ed"/>
    </style:style>
    <style:style style:name="T6" style:family="text">
      <style:text-properties style:font-name="KacstBook"/>
    </style:style>
    <style:style style:name="T7" style:family="text">
      <style:text-properties style:font-name="KacstBook" fo:font-weight="normal" style:font-weight-asian="normal" style:font-weight-complex="normal"/>
    </style:style>
    <style:style style:name="T8" style:family="text">
      <style:text-properties style:font-name="KacstBook" fo:font-weight="normal" officeooo:rsid="000a02ed" style:font-weight-asian="normal" style:font-weight-complex="normal"/>
    </style:style>
    <style:style style:name="T9" style:family="text">
      <style:text-properties style:font-name="KacstBook" officeooo:rsid="000813f0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mpirical Evaluation of Gated Recurrent Neural Networks on Sequence Modeling</text:p>
      <text:p text:style-name="P3"><text:s text:c="2"/></text:p>
      <text:p text:style-name="P3"><text:span text:style-name="T4">Objective:</text:span> <text:s/></text:p>
      <text:p text:style-name="P3">The paper compares the performance of three types of RNNs: Traditional tanh units, LSTM, GRUs</text:p>
      <text:p text:style-name="P3">The focus is on evaluating the effectiveness of gated units (LSTM and GRU) in capturing long-term dependencies</text:p>
      <text:p text:style-name="P3">Comparison <text:s/><text:span text:style-name="T5">of </text:span>Architectu<text:span text:style-name="T5">re</text:span>: <text:s/></text:p>
      <text:p text:style-name="P3"><text:s text:c="3"/>- LSTM: Uses <text:span text:style-name="T5">three gates </text:span>input, forget, and output gates. <text:s/></text:p>
      <text:p text:style-name="P3"><text:s text:c="3"/>- GRU: Simpler than LSTM, with reset and update gates to modulate information flow but lacks a separate memory cell. <text:s/></text:p>
      <text:p text:style-name="P3">- Both units employ additive updates, mitigating vanishing gradients by creating shortcut paths for error backpropagation.</text:p>
      <text:p text:style-name="Text_20_body"><text:span text:style-name="Strong_20_Emphasis"><text:span text:style-name="T6">Results:</text:span></text:span></text:p>
      <text:list xml:id="list1380169567" text:style-name="L9">
        <text:list-item>
          <text:p text:style-name="P2"><text:span text:style-name="Strong_20_Emphasis"><text:span text:style-name="T7">Gated units (LSTM, GRU)</text:span></text:span><text:span text:style-name="T7"> outperforme </text:span><text:span text:style-name="T8">better than</text:span><text:span text:style-name="Strong_20_Emphasis"><text:span text:style-name="T7"> RNNs</text:span></text:span><text:span text:style-name="T7">, especially on speech tasks.</text:span></text:p>
        </text:list-item>
        <text:list-item>
          <text:p text:style-name="P2"><text:span text:style-name="Strong_20_Emphasis"><text:span text:style-name="T7">GRU</text:span></text:span><text:span text:style-name="T7">:</text:span></text:p>
          <text:list>
            <text:list-item>
              <text:p text:style-name="P4">Fastest convergence (updates and CPU time)</text:p>
            </text:list-item>
            <text:list-item>
              <text:p text:style-name="P4">Best overall performance on most music datasets and one speech dataset</text:p>
            </text:list-item>
          </text:list>
        </text:list-item>
        <text:list-item>
          <text:p text:style-name="P2"><text:span text:style-name="Strong_20_Emphasis"><text:span text:style-name="T7">LSTM</text:span></text:span><text:span text:style-name="T7">:</text:span></text:p>
          <text:list>
            <text:list-item>
              <text:p text:style-name="P4">Best performance on one speech dataset</text:p>
            </text:list-item>
          </text:list>
        </text:list-item>
        <text:list-item>
          <text:p text:style-name="P2"><text:span text:style-name="Strong_20_Emphasis"><text:span text:style-name="T7">Tanh RNNs</text:span></text:span><text:span text:style-name="T7">: Significantly worse, especially on complex tasks like speech modeling</text:span><text:span text:style-name="T9"> <text:s text:c="3"/></text:span></text:p>
        </text:list-item>
      </text:list>
      <text:p text:style-name="P3"><text:span text:style-name="T4">Conclusions:</text:span> <text:s/></text:p>
      <text:p text:style-name="P3">- Gated units (LSTM/GRU) consistently outperformed tanh units, especially in complex tasks like speech modeling. <text:s/></text:p>
      <text:p text:style-name="P3">- No clear winner between LSTM and GRU: Performance depended on the dataset/task. <text:s/></text:p>
      <text:p text:style-name="P3">- GRUs showed computational advantages, often converging faster with comparable accuracy. 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KacstBook" svg:font-family="KacstBook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'Roboto Mono', 'Courier New', Courier, monospace, Inter, sans-serif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1T21:41:22.696274077</meta:creation-date>
    <dc:date>2025-05-11T22:46:13.166363809</dc:date>
    <meta:editing-duration>PT4M17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1" meta:word-count="188" meta:character-count="1269" meta:non-whitespace-character-count="1079"/>
  </office:meta>
</office:document-meta>
</file>